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SCComment.splitParam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DSCComment.isDS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SCComment.asDS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SCComm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SCComment.parseNextParam( String value , int pos , List l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SCComment.parseNextParentheseString( String value , int pos , List ls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AbstractDSCComment.isA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SCComment.isWhitespace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